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2770" officeooo:paragraph-rsid="001927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Z80”</text:p>
      <text:p text:style-name="P1"/>
      <text:p text:style-name="P1">“A little bit of memory”</text:p>
      <text:p text:style-name="P1">“Very little memory to keep the price as low as possible”</text:p>
      <text:p text:style-name="P1"/>
      <text:p text:style-name="P1">“enough ROM for the Operating System”</text:p>
      <text:p text:style-name="P1"/>
      <text:p text:style-name="P1">“Little Kernel capable of multitasking”</text:p>
      <text:p text:style-name="P1">“Segmenting screen into indepenedent areas”</text:p>
      <text:p text:style-name="P1">“Context switch in 100 T-States”</text:p>
      <text:p text:style-name="P1"/>
      <text:p text:style-name="P1">“Character Display of ASCII values”</text:p>
      <text:p text:style-name="P1">“Character matrox tab;e accessed by the display processor”</text:p>
      <text:p text:style-name="P1"/>
      <text:p text:style-name="P1">“Entirely on 2 chips”</text:p>
      <text:p text:style-name="P1">“Keyboard Peripheral on top of the main unit”</text:p>
      <text:p text:style-name="P1"/>
      <text:p text:style-name="P1">“BASIC interpreter at launch”</text:p>
      <text:p text:style-name="P1">“Standard mic and ear sockets for tapes in full computer mode”</text:p>
      <text:p text:style-name="P1"/>
      <text:p text:style-name="P1">“Character matrices can be changed.”</text:p>
      <text:p text:style-name="P1"/>
      <text:p text:style-name="P1">“Design specifications very much finalised.”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0:04:32.142085130</meta:creation-date>
    <dc:date>2023-10-04T00:09:34.174440693</dc:date>
    <meta:editing-duration>PT5M2S</meta:editing-duration>
    <meta:editing-cycles>1</meta:editing-cycles>
    <meta:document-statistic meta:table-count="0" meta:image-count="0" meta:object-count="0" meta:page-count="1" meta:paragraph-count="15" meta:word-count="88" meta:character-count="567" meta:non-whitespace-character-count="494"/>
    <meta:generator>LibreOffice/7.6.2.1$Linux_X86_64 LibreOffice_project/60$Build-1</meta:generator>
  </office:meta>
</office:document-meta>
</file>